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Verdana, Verdana" svg:font-family="Verdana, Verdana" style:font-family-generic="swiss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5">
      <text:list-level-style-number text:level="1" text:style-name="WW_CharLFO15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bullet text:level="1" text:style-name="WW_CharLFO1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number text:level="1" text:style-name="WW_CharLFO1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text:style-name="WW_CharLFO19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9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/>
    </style:style>
    <style:style style:name="P34" style:parent-style-name="Textbody" style:family="paragraph">
      <style:paragraph-properties fo:text-align="center"/>
      <style:text-properties style:font-name="Times New Roman"/>
    </style:style>
    <style:style style:name="P35" style:parent-style-name="Textbody" style:family="paragraph">
      <style:text-properties style:font-name="Times New Roman"/>
    </style:style>
    <style:style style:name="P36" style:parent-style-name="Textbody" style:family="paragraph">
      <style:text-properties style:font-name="Times New Roman"/>
    </style:style>
    <style:style style:name="P37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38" style:parent-style-name="Textbody" style:family="paragraph">
      <style:paragraph-properties fo:margin-left="0in">
        <style:tab-stops/>
      </style:paragraph-properties>
    </style:style>
    <style:style style:name="T39" style:parent-style-name="Fonteparág.padrão" style:family="text">
      <style:text-properties style:font-name="Times New Roman"/>
    </style:style>
    <style:style style:name="P40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41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42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43" style:parent-style-name="Textbody" style:family="paragraph">
      <style:paragraph-properties fo:text-align="justify" fo:margin-left="0in">
        <style:tab-stops/>
      </style:paragraph-properties>
    </style:style>
    <style:style style:name="T44" style:parent-style-name="Fonteparág.padrão" style:family="text">
      <style:text-properties style:font-name="Times New Roman" fo:font-style="italic" style:font-style-asian="italic"/>
    </style:style>
    <style:style style:name="T45" style:parent-style-name="Fonteparág.padrão" style:family="text">
      <style:text-properties style:font-name="Times New Roman"/>
    </style:style>
    <style:style style:name="T46" style:parent-style-name="Fonteparág.padrão" style:family="text">
      <style:text-properties style:font-name="Times New Roman" fo:font-style="italic" style:font-style-asian="italic"/>
    </style:style>
    <style:style style:name="T47" style:parent-style-name="Fonteparág.padrão" style:family="text">
      <style:text-properties style:font-name="Times New Roman"/>
    </style:style>
    <style:style style:name="P48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49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50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51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52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53" style:parent-style-name="Textbody" style:family="paragraph">
      <style:paragraph-properties fo:margin-left="0in">
        <style:tab-stops/>
      </style:paragraph-properties>
    </style:style>
    <style:style style:name="T54" style:parent-style-name="Fonteparág.padrão" style:family="text">
      <style:text-properties style:font-name="Times New Roman" style:font-name-asian="Verdana" style:font-name-complex="Verdana"/>
    </style:style>
    <style:style style:name="P55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56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57" style:parent-style-name="Textbody" style:family="paragraph">
      <style:paragraph-properties fo:margin-left="0in">
        <style:tab-stops/>
      </style:paragraph-properties>
    </style:style>
    <style:style style:name="T58" style:parent-style-name="Fonteparág.padrão" style:family="text">
      <style:text-properties style:font-name="Times New Roman" style:font-name-asian="Verdana" style:font-name-complex="Verdana"/>
    </style:style>
    <style:style style:name="P59" style:parent-style-name="Textbody" style:family="paragraph">
      <style:paragraph-properties fo:margin-left="0in">
        <style:tab-stops/>
      </style:paragraph-properties>
    </style:style>
    <style:style style:name="T60" style:parent-style-name="Fonteparág.padrão" style:family="text">
      <style:text-properties style:font-name="Times New Roman" style:font-name-asian="Verdana" style:font-name-complex="Verdana" style:use-window-font-color="true"/>
    </style:style>
    <style:style style:name="T61" style:parent-style-name="Fonteparág.padrão" style:family="text">
      <style:text-properties style:font-name="Times New Roman" style:font-name-asian="Tahoma" style:font-name-complex="Tahoma"/>
    </style:style>
    <style:style style:name="P62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3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4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5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6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7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style:font-name-complex="Tahoma"/>
    </style:style>
    <style:style style:name="P68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style:font-name-complex="Tahoma"/>
    </style:style>
    <style:style style:name="P69" style:parent-style-name="Textbody" style:family="paragraph">
      <style:paragraph-properties fo:margin-left="0in">
        <style:tab-stops/>
      </style:paragraph-properties>
    </style:style>
    <style:style style:name="T70" style:parent-style-name="Fonteparág.padrão" style:family="text">
      <style:text-properties style:font-name="Times New Roman" style:font-name-asian="Tahoma" style:font-name-complex="Tahoma"/>
    </style:style>
    <style:style style:name="T71" style:parent-style-name="Fonteparág.padrão" style:family="text">
      <style:text-properties style:font-name="Times New Roman" style:font-name-asian="Tahoma" style:font-name-complex="Tahoma"/>
    </style:style>
    <style:style style:name="T72" style:parent-style-name="Fonteparág.padrão" style:family="text">
      <style:text-properties style:font-name="Times New Roman" style:font-name-asian="Tahoma" style:font-name-complex="Tahoma" fo:font-style="italic" style:font-style-asian="italic" style:font-style-complex="italic"/>
    </style:style>
    <style:style style:name="T73" style:parent-style-name="Fonteparág.padrão" style:family="text">
      <style:text-properties style:font-name="Times New Roman" style:font-name-asian="Tahoma" style:font-name-complex="Tahoma"/>
    </style:style>
    <style:style style:name="P74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75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76" style:parent-style-name="Textbody" style:family="paragraph">
      <style:paragraph-properties fo:text-align="justify" fo:margin-left="0in">
        <style:tab-stops/>
      </style:paragraph-properties>
    </style:style>
    <style:style style:name="T77" style:parent-style-name="Fonteparág.padrão" style:family="text">
      <style:text-properties style:font-name="Times New Roman" fo:font-style="italic" style:font-style-asian="italic"/>
    </style:style>
    <style:style style:name="T78" style:parent-style-name="Fonteparág.padrão" style:family="text">
      <style:text-properties style:font-name="Times New Roman"/>
    </style:style>
    <style:style style:name="T79" style:parent-style-name="Fonteparág.padrão" style:family="text">
      <style:text-properties style:font-name="Times New Roman" fo:font-style="italic" style:font-style-asian="italic"/>
    </style:style>
    <style:style style:name="T80" style:parent-style-name="Fonteparág.padrão" style:family="text">
      <style:text-properties style:font-name="Times New Roman"/>
    </style:style>
    <style:style style:name="P81" style:parent-style-name="Textbody" style:family="paragraph">
      <style:paragraph-properties fo:text-align="justify" fo:margin-left="0in">
        <style:tab-stops/>
      </style:paragraph-properties>
    </style:style>
    <style:style style:name="T82" style:parent-style-name="Fonteparág.padrão" style:family="text">
      <style:text-properties style:font-name="Times New Roman" fo:font-style="italic" style:font-style-asian="italic"/>
    </style:style>
    <style:style style:name="T83" style:parent-style-name="Fonteparág.padrão" style:family="text">
      <style:text-properties style:font-name="Times New Roman"/>
    </style:style>
    <style:style style:name="T84" style:parent-style-name="Fonteparág.padrão" style:family="text">
      <style:text-properties style:font-name="Times New Roman" fo:font-style="italic" style:font-style-asian="italic"/>
    </style:style>
    <style:style style:name="T85" style:parent-style-name="Fonteparág.padrão" style:family="text">
      <style:text-properties style:font-name="Times New Roman"/>
    </style:style>
    <style:style style:name="P86" style:parent-style-name="Textbody" style:family="paragraph">
      <style:paragraph-properties fo:margin-left="0in">
        <style:tab-stops/>
      </style:paragraph-properties>
    </style:style>
    <style:style style:name="T87" style:parent-style-name="Fonteparág.padrão" style:family="text">
      <style:text-properties style:font-name="Times New Roman"/>
    </style:style>
    <style:style style:name="T88" style:parent-style-name="Fonteparág.padrão" style:family="text">
      <style:text-properties style:font-name="Times New Roman"/>
    </style:style>
    <style:style style:name="T89" style:parent-style-name="Fonteparág.padrão" style:family="text">
      <style:text-properties style:font-name="Times New Roman" style:font-name-asian="Times New Roman"/>
    </style:style>
    <style:style style:name="P90" style:parent-style-name="Textbody" style:family="paragraph">
      <style:paragraph-properties fo:margin-left="0in">
        <style:tab-stops/>
      </style:paragraph-properties>
    </style:style>
    <style:style style:name="T91" style:parent-style-name="Fonteparág.padrão" style:family="text">
      <style:text-properties style:font-name="Times New Roman"/>
    </style:style>
    <style:style style:name="T92" style:parent-style-name="Fonteparág.padrão" style:family="text">
      <style:text-properties style:font-name="Times New Roman" style:font-name-asian="Times New Roman"/>
    </style:style>
    <style:style style:name="P93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94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T95" style:parent-style-name="Fonteparág.padrão" style:family="text">
      <style:text-properties style:font-name="Times New Roman"/>
    </style:style>
    <style:style style:name="T96" style:parent-style-name="Fonteparág.padrão" style:family="text">
      <style:text-properties style:font-name="Times New Roman" fo:font-size="10pt" style:font-size-asian="10pt" style:font-size-complex="10pt"/>
    </style:style>
    <style:style style:name="T97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98" style:parent-style-name="Fonteparág.padrão" style:family="text">
      <style:text-properties style:font-name="Times New Roman" fo:font-size="10pt" style:font-size-asian="10pt" style:font-size-complex="10pt"/>
    </style:style>
    <style:style style:name="T99" style:parent-style-name="Fonteparág.padrão" style:family="text">
      <style:text-properties style:font-name="Times New Roman" fo:font-size="10pt" style:font-size-asian="10pt" style:font-size-complex="10pt"/>
    </style:style>
    <style:style style:name="P100" style:parent-style-name="Standard" style:family="paragraph">
      <style:text-properties style:font-name="Times New Roman" style:use-window-font-color="true" fo:font-size="10pt" style:font-size-asian="10pt" style:font-size-complex="10pt"/>
    </style:style>
    <style:style style:name="T101" style:parent-style-name="Fonteparág.padrão" style:family="text">
      <style:text-properties style:font-name="Times New Roman" fo:font-size="10pt" style:font-size-asian="10pt" style:font-size-complex="10pt"/>
    </style:style>
    <style:style style:name="T102" style:parent-style-name="Fonteparág.padrão" style:family="text">
      <style:text-properties style:font-name="Times New Roman" fo:font-size="10pt" style:font-size-asian="10pt" style:font-size-complex="10pt"/>
    </style:style>
    <style:style style:name="P103" style:parent-style-name="Textbody" style:family="paragraph">
      <style:paragraph-properties fo:text-align="justify" fo:margin-left="0.6979in">
        <style:tab-stops/>
      </style:paragraph-properties>
      <style:text-properties style:font-name="Times New Roman"/>
    </style:style>
    <style:style style:name="P104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/>
    </style:style>
    <style:style style:name="P105" style:parent-style-name="Standard" style:list-style-name="LFO15" style:family="paragraph">
      <style:paragraph-properties fo:margin-left="0.7395in" fo:text-indent="0in">
        <style:tab-stops/>
      </style:paragraph-properties>
      <style:text-properties style:font-name="Times New Roman" fo:font-size="10pt" style:font-size-asian="10pt" style:font-size-complex="10pt"/>
    </style:style>
    <style:style style:name="P106" style:parent-style-name="Standard" style:family="paragraph">
      <style:paragraph-properties fo:margin-left="0.7395in">
        <style:tab-stops/>
      </style:paragraph-properties>
      <style:text-properties style:font-name="Times New Roman"/>
    </style:style>
    <style:style style:name="P107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08" style:parent-style-name="Fonteparág.padrão" style:family="text">
      <style:text-properties style:font-name="Times New Roman"/>
    </style:style>
    <style:style style:name="T109" style:parent-style-name="Fonteparág.padrão" style:family="text">
      <style:text-properties style:font-name="Times New Roman" fo:font-size="10pt" style:font-size-asian="10pt" style:font-size-complex="10pt"/>
    </style:style>
    <style:style style:name="T110" style:parent-style-name="Fonteparág.padrão" style:family="text">
      <style:text-properties style:font-name="Times New Roman" fo:font-size="10pt" style:font-size-asian="10pt" style:font-size-complex="10pt"/>
    </style:style>
    <style:style style:name="T11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112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13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14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15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16" style:parent-style-name="Standard" style:list-style-name="LFO16" style:family="paragraph">
      <style:paragraph-properties fo:margin-left="0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17" style:parent-style-name="Standard" style:list-style-name="LFO16" style:family="paragraph">
      <style:paragraph-properties fo:margin-left="0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T11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119" style:parent-style-name="Fonteparág.padrão" style:family="text">
      <style:text-properties style:font-name="Times New Roman" style:font-name-asian="Times New Roman" style:font-name-complex="Tahoma" fo:font-size="10pt" style:font-size-asian="10pt" style:font-size-complex="10pt"/>
    </style:style>
    <style:style style:name="T120" style:parent-style-name="Fonteparág.padrão" style:family="text">
      <style:text-properties style:font-name="Times New Roman" style:font-name-asian="Times New Roman" style:font-name-complex="Tahoma" fo:font-size="10pt" style:font-size-asian="10pt" style:font-size-complex="10pt"/>
    </style:style>
    <style:style style:name="P121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T122" style:parent-style-name="Fonteparág.padrão" style:family="text">
      <style:text-properties style:font-name="Times New Roman"/>
    </style:style>
    <style:style style:name="T123" style:parent-style-name="Fonteparág.padrão" style:family="text">
      <style:text-properties style:font-name="Times New Roman" fo:font-size="10pt" style:font-size-asian="10pt" style:font-size-complex="10pt"/>
    </style:style>
    <style:style style:name="P124" style:parent-style-name="Standard" style:family="paragraph">
      <style:text-properties style:font-name="Times New Roman" fo:font-size="10pt" style:font-size-asian="10pt" style:font-size-complex="10pt"/>
    </style:style>
    <style:style style:name="T125" style:parent-style-name="Fonteparág.padrão" style:family="text">
      <style:text-properties style:font-name="Times New Roman"/>
    </style:style>
    <style:style style:name="T126" style:parent-style-name="Fonteparág.padrão" style:family="text">
      <style:text-properties style:font-name="Times New Roman" fo:font-size="10pt" style:font-size-asian="10pt" style:font-size-complex="10pt"/>
    </style:style>
    <style:style style:name="T127" style:parent-style-name="Fonteparág.padrão" style:family="text">
      <style:text-properties style:font-name="Times New Roman" fo:font-size="10pt" style:font-size-asian="10pt" style:font-size-complex="10pt"/>
    </style:style>
    <style:style style:name="P128" style:parent-style-name="Standard" style:family="paragraph">
      <style:text-properties style:font-name="Times New Roman" fo:font-size="10pt" style:font-size-asian="10pt" style:font-size-complex="10pt"/>
    </style:style>
    <style:style style:name="T129" style:parent-style-name="Fonteparág.padrão" style:family="text">
      <style:text-properties style:font-name="Times New Roman"/>
    </style:style>
    <style:style style:name="T130" style:parent-style-name="Fonteparág.padrão" style:family="text">
      <style:text-properties style:font-name="Times New Roman" fo:font-size="10pt" style:font-size-asian="10pt" style:font-size-complex="10pt"/>
    </style:style>
    <style:style style:name="P131" style:parent-style-name="Standard" style:list-style-name="LFO15" style:family="paragraph">
      <style:text-properties style:font-name="Times New Roman" fo:font-size="10pt" style:font-size-asian="10pt" style:font-size-complex="10pt"/>
    </style:style>
    <style:style style:name="P132" style:parent-style-name="Textbody" style:list-style-name="LFO15" style:family="paragraph">
      <style:paragraph-properties fo:text-align="justify"/>
      <style:text-properties style:font-name="Times New Roman"/>
    </style:style>
    <style:style style:name="P133" style:parent-style-name="Textbody" style:list-style-name="LFO15" style:family="paragraph">
      <style:paragraph-properties fo:text-align="justify"/>
    </style:style>
    <style:style style:name="T134" style:parent-style-name="Fonteparág.padrão" style:family="text">
      <style:text-properties style:font-name="Times New Roman" fo:font-style="italic" style:font-style-asian="italic"/>
    </style:style>
    <style:style style:name="T135" style:parent-style-name="Fonteparág.padrão" style:family="text">
      <style:text-properties style:font-name="Times New Roman"/>
    </style:style>
    <style:style style:name="T136" style:parent-style-name="Fonteparág.padrão" style:family="text">
      <style:text-properties style:font-name="Times New Roman" fo:font-style="italic" style:font-style-asian="italic"/>
    </style:style>
    <style:style style:name="T137" style:parent-style-name="Fonteparág.padrão" style:family="text">
      <style:text-properties style:font-name="Times New Roman"/>
    </style:style>
    <style:style style:name="T138" style:parent-style-name="Fonteparág.padrão" style:family="text">
      <style:text-properties style:font-name="Times New Roman" fo:font-size="10pt" style:font-size-asian="10pt" style:font-size-complex="10pt"/>
    </style:style>
    <style:style style:name="T139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40" style:parent-style-name="Fonteparág.padrão" style:family="text">
      <style:text-properties style:font-name="Times New Roman" fo:font-size="10pt" style:font-size-asian="10pt" style:font-size-complex="10pt"/>
    </style:style>
    <style:style style:name="T141" style:parent-style-name="Fonteparág.padrão" style:family="text">
      <style:text-properties style:font-name="Times New Roman" fo:font-size="10pt" style:font-size-asian="10pt" style:font-size-complex="10pt"/>
    </style:style>
    <style:style style:name="T142" style:parent-style-name="Fonteparág.padrão" style:family="text">
      <style:text-properties style:font-name="Times New Roman" fo:font-size="10pt" style:font-size-asian="10pt" style:font-size-complex="10pt"/>
    </style:style>
    <style:style style:name="P143" style:parent-style-name="Standard" style:list-style-name="LFO17" style:family="paragraph">
      <style:text-properties style:font-name="Times New Roman" fo:font-size="10pt" style:font-size-asian="10pt" style:font-size-complex="10pt"/>
    </style:style>
    <style:style style:name="P144" style:parent-style-name="Standard" style:list-style-name="LFO17" style:family="paragraph">
      <style:text-properties style:font-name="Times New Roman" fo:font-size="10pt" style:font-size-asian="10pt" style:font-size-complex="10pt"/>
    </style:style>
    <style:style style:name="P145" style:parent-style-name="Standard" style:list-style-name="LFO17" style:family="paragraph">
      <style:text-properties style:font-name="Times New Roman" fo:font-size="10pt" style:font-size-asian="10pt" style:font-size-complex="10pt"/>
    </style:style>
    <style:style style:name="P146" style:parent-style-name="Standard" style:list-style-name="LFO17" style:family="paragraph">
      <style:text-properties style:font-name="Times New Roman" fo:font-size="10pt" style:font-size-asian="10pt" style:font-size-complex="10pt"/>
    </style:style>
    <style:style style:name="P147" style:parent-style-name="Standard" style:list-style-name="LFO17" style:family="paragraph">
      <style:text-properties style:font-name="Times New Roman" fo:font-size="10pt" style:font-size-asian="10pt" style:font-size-complex="10pt"/>
    </style:style>
    <style:style style:name="P148" style:parent-style-name="Standard" style:list-style-name="LFO17" style:family="paragraph">
      <style:text-properties style:font-name="Times New Roman" fo:font-size="10pt" style:font-size-asian="10pt" style:font-size-complex="10pt"/>
    </style:style>
    <style:style style:name="P149" style:parent-style-name="Standard" style:list-style-name="LFO17" style:family="paragraph">
      <style:text-properties style:font-name="Times New Roman" fo:font-size="10pt" style:font-size-asian="10pt" style:font-size-complex="10pt"/>
    </style:style>
    <style:style style:name="P150" style:parent-style-name="Standard" style:family="paragraph">
      <style:text-properties style:font-name="Times New Roman"/>
    </style:style>
    <style:style style:name="P151" style:parent-style-name="Standard" style:family="paragraph">
      <style:paragraph-properties fo:text-align="justify"/>
    </style:style>
    <style:style style:name="T152" style:parent-style-name="Fonteparág.padrão" style:family="text"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T15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15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55" style:parent-style-name="Standard" style:list-style-name="LFO18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5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57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58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59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1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2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3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4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5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05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6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26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7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8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9" style:parent-style-name="Standard" style:family="paragraph">
      <style:paragraph-properties fo:text-align="justify">
        <style:tab-stops>
          <style:tab-stop style:type="left" style:position="1.0138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70" style:parent-style-name="Standard" style:family="paragraph">
      <style:paragraph-properties fo:text-align="justify">
        <style:tab-stops>
          <style:tab-stop style:type="left" style:position="1.0138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71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72" style:parent-style-name="Standard" style:family="paragraph">
      <style:paragraph-properties>
        <style:tab-stops>
          <style:tab-stop style:type="left" style:position="1.2569in"/>
        </style:tab-stops>
      </style:paragraph-properties>
    </style:style>
    <style:style style:name="T17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74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75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7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77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78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79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8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1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82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83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8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5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86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OpenSymbol" style:font-name-complex="OpenSymbol" fo:font-size="10pt" style:font-size-asian="10pt" style:font-size-complex="10pt"/>
    </style:style>
    <style:style style:name="P187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8" style:parent-style-name="Standard" style:family="paragraph">
      <style:paragraph-properties fo:margin-left="1.5138in" fo:text-indent="-0.25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99" style:parent-style-name="Standard" style:family="paragraph">
      <style:paragraph-properties fo:margin-left="1.5138in" fo:text-indent="-0.25in">
        <style:tab-stops>
          <style:tab-stop style:type="left" style:position="1.5347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00" style:parent-style-name="Standard" style:family="paragraph">
      <style:paragraph-properties fo:text-align="justify"/>
      <style:text-properties style:font-name="Times New Roman" style:font-name-asian="Verdana" style:font-name-complex="Verdana" fo:font-size="10pt" style:font-size-asian="10pt" style:font-size-complex="10pt"/>
    </style:style>
    <style:style style:name="P20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02" style:parent-style-name="Standard" style:family="paragraph">
      <style:paragraph-properties fo:text-align="justify"/>
      <style:text-properties style:font-name="Times New Roman" style:font-name-asian="Verdana" style:font-name-complex="Verdana" fo:font-size="10pt" style:font-size-asian="10pt" style:font-size-complex="10pt"/>
    </style:style>
    <style:style style:name="T20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6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07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0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11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4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1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7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8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1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1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2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2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6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27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30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231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32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33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34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3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6" style:parent-style-name="Standard" style:family="paragraph">
      <style:paragraph-properties fo:margin-left="0.75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37" style:parent-style-name="Standard" style:family="paragraph">
      <style:paragraph-properties fo:text-align="justify"/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P238" style:parent-style-name="Standard" style:family="paragraph">
      <style:paragraph-properties fo:text-align="justify"/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P239" style:parent-style-name="Standard" style:family="paragraph">
      <style:paragraph-properties fo:text-align="justify"/>
      <style:text-properties style:font-name="Times New Roman" style:font-name-asian="Tahoma" style:font-name-complex="Tahoma" fo:color="#800000" fo:font-size="10pt" style:font-size-asian="10pt" style:font-size-complex="10pt"/>
    </style:style>
    <style:style style:name="P24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9" style:parent-style-name="Standard" style:list-style-name="LFO18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5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51" style:parent-style-name="Standard" style:family="paragraph">
      <style:paragraph-properties fo:text-align="justify" fo:margin-left="0.75in">
        <style:tab-stops/>
      </style:paragraph-properties>
    </style:style>
    <style:style style:name="T252" style:parent-style-name="Fonteparág.padrão" style:family="text">
      <style:text-properties style:font-name="Times New Roman" fo:font-size="10pt" style:font-size-asian="10pt" style:font-size-complex="10pt"/>
    </style:style>
    <style:style style:name="T253" style:parent-style-name="Fonteparág.padrão" style:family="text">
      <style:text-properties style:font-name="Times New Roman" style:use-window-font-color="true" fo:font-size="10pt" style:font-size-asian="10pt" style:font-size-complex="10pt"/>
    </style:style>
    <style:style style:name="T254" style:parent-style-name="Fonteparág.padrão" style:family="text">
      <style:text-properties style:font-name="Times New Roman" fo:font-size="10pt" style:font-size-asian="10pt" style:font-size-complex="10pt"/>
    </style:style>
    <style:style style:name="T255" style:parent-style-name="Fonteparág.padrão" style:family="text">
      <style:text-properties style:font-name="Times New Roman" style:use-window-font-color="true" fo:font-size="10pt" style:font-size-asian="10pt" style:font-size-complex="10pt"/>
    </style:style>
    <style:style style:name="T256" style:parent-style-name="Fonteparág.padrão" style:family="text">
      <style:text-properties style:font-name="Times New Roman" style:use-window-font-color="true" fo:font-size="10pt" style:font-size-asian="10pt" style:font-size-complex="10pt"/>
    </style:style>
    <style:style style:name="P257" style:parent-style-name="Standard" style:family="paragraph">
      <style:paragraph-properties fo:text-align="justify" fo:margin-left="0.75in">
        <style:tab-stops/>
      </style:paragraph-properties>
      <style:text-properties style:font-name="Times New Roman" style:use-window-font-color="true" fo:font-size="10pt" style:font-size-asian="10pt" style:font-size-complex="10pt"/>
    </style:style>
    <style:style style:name="P258" style:parent-style-name="Standard" style:family="paragraph">
      <style:paragraph-properties fo:text-align="justify" fo:margin-left="0.75in">
        <style:tab-stops/>
      </style:paragraph-properties>
      <style:text-properties style:font-name="Times New Roman" style:use-window-font-color="true" fo:font-size="10pt" style:font-size-asian="10pt" style:font-size-complex="10pt"/>
    </style:style>
    <style:style style:name="P259" style:parent-style-name="Standard" style:family="paragraph">
      <style:paragraph-properties fo:text-align="justify" fo:margin-left="0.75in">
        <style:tab-stops/>
      </style:paragraph-properties>
      <style:text-properties style:font-name="Times New Roman" style:use-window-font-color="true" fo:font-size="10pt" style:font-size-asian="10pt" style:font-size-complex="10pt"/>
    </style:style>
    <style:style style:name="P260" style:parent-style-name="Standard" style:family="paragraph">
      <style:text-properties style:font-name="Times New Roman" fo:font-size="10pt" style:font-size-asian="10pt" style:font-size-complex="10pt"/>
    </style:style>
    <style:style style:name="P261" style:parent-style-name="Standard" style:family="paragraph">
      <style:text-properties style:font-name="Times New Roman" fo:font-size="10pt" style:font-size-asian="10pt" style:font-size-complex="10pt"/>
    </style:style>
    <style:style style:name="P262" style:parent-style-name="Standard" style:family="paragraph">
      <style:text-properties style:font-name="Times New Roman" fo:font-size="10pt" style:font-size-asian="10pt" style:font-size-complex="10pt"/>
    </style:style>
    <style:style style:name="P263" style:parent-style-name="Standard" style:family="paragraph">
      <style:text-properties style:font-name="Times New Roman" fo:font-size="10pt" style:font-size-asian="10pt" style:font-size-complex="10pt"/>
    </style:style>
    <style:style style:name="P264" style:parent-style-name="Standard" style:family="paragraph">
      <style:text-properties style:font-name="Times New Roman" fo:font-size="10pt" style:font-size-asian="10pt" style:font-size-complex="10pt"/>
    </style:style>
    <style:style style:name="P265" style:parent-style-name="Standard" style:family="paragraph">
      <style:text-properties style:font-name="Times New Roman" fo:font-size="10pt" style:font-size-asian="10pt" style:font-size-complex="10pt"/>
    </style:style>
    <style:style style:name="P266" style:parent-style-name="Standard" style:family="paragraph">
      <style:text-properties style:font-name="Times New Roman" fo:font-size="10pt" style:font-size-asian="10pt" style:font-size-complex="10pt"/>
    </style:style>
    <style:style style:name="P267" style:parent-style-name="Standard" style:family="paragraph">
      <style:text-properties style:font-name="Times New Roman" fo:font-size="10pt" style:font-size-asian="10pt" style:font-size-complex="10pt"/>
    </style:style>
    <style:style style:name="P268" style:parent-style-name="Standard" style:family="paragraph">
      <style:text-properties style:font-name="Times New Roman" fo:font-size="10pt" style:font-size-asian="10pt" style:font-size-complex="10pt"/>
    </style:style>
    <style:style style:name="P269" style:parent-style-name="Standard" style:family="paragraph">
      <style:text-properties style:font-name="Times New Roman" fo:font-size="10pt" style:font-size-asian="10pt" style:font-size-complex="10pt"/>
    </style:style>
    <style:style style:name="P270" style:parent-style-name="Standard" style:family="paragraph">
      <style:text-properties style:font-name="Times New Roman" fo:font-size="10pt" style:font-size-asian="10pt" style:font-size-complex="10pt"/>
    </style:style>
    <style:style style:name="P271" style:parent-style-name="Standard" style:family="paragraph">
      <style:text-properties style:font-name="Times New Roman" fo:font-size="10pt" style:font-size-asian="10pt" style:font-size-complex="10pt"/>
    </style:style>
    <style:style style:name="P272" style:parent-style-name="Standard" style:family="paragraph">
      <style:text-properties style:font-name="Times New Roman" fo:font-size="10pt" style:font-size-asian="10pt" style:font-size-complex="10pt"/>
    </style:style>
    <style:style style:name="P273" style:parent-style-name="Standard" style:family="paragraph">
      <style:text-properties style:font-name="Times New Roman" fo:font-size="10pt" style:font-size-asian="10pt" style:font-size-complex="10pt"/>
    </style:style>
    <style:style style:name="P274" style:parent-style-name="Standard" style:family="paragraph">
      <style:text-properties style:font-name="Times New Roman" fo:font-size="10pt" style:font-size-asian="10pt" style:font-size-complex="10pt"/>
    </style:style>
    <style:style style:name="P275" style:parent-style-name="Standard" style:family="paragraph">
      <style:text-properties style:font-name="Times New Roman" fo:font-size="10pt" style:font-size-asian="10pt" style:font-size-complex="10pt"/>
    </style:style>
    <style:style style:name="P276" style:parent-style-name="Standard" style:family="paragraph">
      <style:text-properties style:font-name="Times New Roman" fo:font-size="10pt" style:font-size-asian="10pt" style:font-size-complex="10pt"/>
    </style:style>
    <style:style style:name="P277" style:parent-style-name="Standard" style:family="paragraph">
      <style:text-properties style:font-name="Times New Roman" fo:font-size="10pt" style:font-size-asian="10pt" style:font-size-complex="10pt"/>
    </style:style>
    <style:style style:name="P278" style:parent-style-name="Standard" style:family="paragraph">
      <style:text-properties style:font-name="Times New Roman" fo:font-size="10pt" style:font-size-asian="10pt" style:font-size-complex="10pt"/>
    </style:style>
    <style:style style:name="P279" style:parent-style-name="Standard" style:family="paragraph">
      <style:text-properties style:font-name="Times New Roman" fo:font-size="10pt" style:font-size-asian="10pt" style:font-size-complex="10pt"/>
    </style:style>
    <style:style style:name="P280" style:parent-style-name="Standard" style:family="paragraph">
      <style:paragraph-properties fo:text-align="justify" fo:margin-left="0.75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82" style:parent-style-name="Standard" style:list-style-name="LFO18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8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8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8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86" style:parent-style-name="Standard" style:list-style-name="LFO19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7" style:parent-style-name="Standard" style:list-style-name="LFO19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8" style:parent-style-name="Standard" style:list-style-name="LFO19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9" style:parent-style-name="Standard" style:list-style-name="LFO19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0" style:parent-style-name="Standard" style:family="paragraph">
      <style:paragraph-properties fo:text-align="justify" fo:margin-left="0.74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1" style:parent-style-name="Standard" style:list-style-name="LFO18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9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9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8" style:parent-style-name="Standard" style:family="paragraph">
      <style:paragraph-properties fo:text-align="justify" fo:margin-left="0.0277in">
        <style:tab-stops/>
      </style:paragraph-properties>
    </style:style>
    <style:style style:name="T29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1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0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8" style:parent-style-name="Standard" style:family="paragraph">
      <style:paragraph-properties fo:text-align="justify" fo:margin-left="0.0277in">
        <style:tab-stops/>
      </style:paragraph-properties>
    </style:style>
    <style:style style:name="T30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1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1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2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2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32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32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3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3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6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3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0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4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4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7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4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5" style:parent-style-name="Standard" style:family="paragraph">
      <style:paragraph-properties fo:text-align="justify" fo:margin-left="0.0277in">
        <style:tab-stops/>
      </style:paragraph-properties>
    </style:style>
    <style:style style:name="T35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8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5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5" style:parent-style-name="Standard" style:family="paragraph">
      <style:paragraph-properties fo:text-align="justify" fo:margin-left="0.0277in">
        <style:tab-stops/>
      </style:paragraph-properties>
    </style:style>
    <style:style style:name="T36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6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68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6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1" style:parent-style-name="Standard" style:family="paragraph">
      <style:paragraph-properties fo:text-align="justify" fo:margin-left="0.0277in">
        <style:tab-stops/>
      </style:paragraph-properties>
    </style:style>
    <style:style style:name="T37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7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0" style:parent-style-name="Standard" style:family="paragraph">
      <style:paragraph-properties fo:text-align="justify" fo:margin-left="0.0277in">
        <style:tab-stops/>
      </style:paragraph-properties>
    </style:style>
    <style:style style:name="T38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8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9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9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6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9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9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0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0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5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T40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0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1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1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2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2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2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2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5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2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2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28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2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3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3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3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3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42" style:parent-style-name="Fonteparág.padrão" style:family="text">
      <style:text-properties style:font-name="Times New Roman"/>
    </style:style>
    <style:style style:name="P44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4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4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44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5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59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61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T46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0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1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2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3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4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5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6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7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8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9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0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1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2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3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4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5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1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50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0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0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05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50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2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51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1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1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1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51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2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3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4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3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31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2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3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4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5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6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7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8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9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0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1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2" style:parent-style-name="Standard" style:family="paragraph">
      <style:paragraph-properties fo:text-align="justify" fo:margin-left="0.263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44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45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46" style:parent-style-name="Fonteparág.padrão" style:family="text">
      <style:text-properties style:font-name-asian="Wingdings 2" style:font-name-complex="Wingdings 2"/>
    </style:style>
    <style:style style:name="T547" style:parent-style-name="Fonteparág.padrão" style:family="text">
      <style:text-properties style:font-name-asian="Wingdings 2" style:font-name-complex="Wingdings 2"/>
    </style:style>
    <style:style style:name="T54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49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0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2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3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5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6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9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2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3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65" style:parent-style-name="Standard" style:family="paragraph">
      <style:text-properties style:font-name="Times New Roman" fo:font-size="10pt" style:font-size-asian="10pt" style:font-size-complex="10pt"/>
    </style:style>
    <style:style style:name="P566" style:parent-style-name="Standard" style:family="paragraph">
      <style:text-properties style:font-name="Times New Roman" fo:font-size="10pt" style:font-size-asian="10pt" style:font-size-complex="10pt"/>
    </style:style>
    <style:style style:name="T56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69" style:parent-style-name="Standard" style:family="paragraph">
      <style:text-properties style:font-name="Times New Roman" fo:font-size="10pt" style:font-size-asian="10pt" style:font-size-complex="10pt"/>
    </style:style>
    <style:style style:name="T570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71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7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7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7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7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76" style:parent-style-name="Standard" style:family="paragraph">
      <style:text-properties style:font-name="Times New Roman" fo:font-size="10pt" style:font-size-asian="10pt" style:font-size-complex="10pt"/>
    </style:style>
    <style:style style:name="P577" style:parent-style-name="Standard" style:family="paragraph">
      <style:text-properties style:font-name="Times New Roman" fo:font-size="10pt" style:font-size-asian="10pt" style:font-size-complex="10pt"/>
    </style:style>
    <style:style style:name="P578" style:parent-style-name="Standard" style:family="paragraph">
      <style:text-properties style:font-name="Times New Roman" fo:font-size="10pt" style:font-size-asian="10pt" style:font-size-complex="10pt"/>
    </style:style>
    <style:style style:name="P579" style:parent-style-name="Standard" style:family="paragraph">
      <style:text-properties style:font-name="Times New Roman" fo:font-size="10pt" style:font-size-asian="10pt" style:font-size-complex="10pt"/>
    </style:style>
    <style:style style:name="P580" style:parent-style-name="Standard" style:family="paragraph">
      <style:text-properties style:font-name="Times New Roman" fo:font-size="10pt" style:font-size-asian="10pt" style:font-size-complex="10pt"/>
    </style:style>
    <style:style style:name="T58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83" style:parent-style-name="Standard" style:family="paragraph">
      <style:text-properties style:font-name="Times New Roman" fo:font-size="10pt" style:font-size-asian="10pt" style:font-size-complex="10pt"/>
    </style:style>
    <style:style style:name="T58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85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8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8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90" style:parent-style-name="Standard" style:family="paragraph">
      <style:text-properties style:font-name="Times New Roman" fo:font-size="10pt" style:font-size-asian="10pt" style:font-size-complex="10pt"/>
    </style:style>
    <style:style style:name="P591" style:parent-style-name="Standard" style:family="paragraph">
      <style:text-properties style:font-name="Times New Roman" fo:font-size="10pt" style:font-size-asian="10pt" style:font-size-complex="10pt"/>
    </style:style>
    <style:style style:name="P592" style:parent-style-name="Standard" style:family="paragraph">
      <style:text-properties style:font-name="Times New Roman" fo:font-size="10pt" style:font-size-asian="10pt" style:font-size-complex="10pt"/>
    </style:style>
    <style:style style:name="P593" style:parent-style-name="Standard" style:family="paragraph">
      <style:text-properties style:font-name="Times New Roman" fo:font-size="10pt" style:font-size-asian="10pt" style:font-size-complex="10pt"/>
    </style:style>
    <style:style style:name="T59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9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96" style:parent-style-name="Standard" style:family="paragraph">
      <style:text-properties style:font-name="Times New Roman" fo:font-size="10pt" style:font-size-asian="10pt" style:font-size-complex="10pt"/>
    </style:style>
    <style:style style:name="P597" style:parent-style-name="Standard" style:family="paragraph">
      <style:text-properties style:font-name="Times New Roman" fo:font-size="10pt" style:font-size-asian="10pt" style:font-size-complex="10pt"/>
    </style:style>
    <style:style style:name="T59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99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60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0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02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60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0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5" style:parent-style-name="Standard" style:family="paragraph">
      <style:text-properties style:font-name="Times New Roman" fo:font-size="10pt" style:font-size-asian="10pt" style:font-size-complex="10pt"/>
    </style:style>
    <style:style style:name="P606" style:parent-style-name="Standard" style:family="paragraph">
      <style:text-properties style:font-name="Times New Roman" fo:font-size="10pt" style:font-size-asian="10pt" style:font-size-complex="10pt"/>
    </style:style>
    <style:style style:name="T60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0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0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10" style:parent-style-name="Standard" style:family="paragraph">
      <style:text-properties style:font-name="Times New Roman" fo:font-size="10pt" style:font-size-asian="10pt" style:font-size-complex="10pt"/>
    </style:style>
    <style:style style:name="P611" style:parent-style-name="Standard" style:family="paragraph">
      <style:text-properties style:font-name="Times New Roman" fo:font-size="10pt" style:font-size-asian="10pt" style:font-size-complex="10pt"/>
    </style:style>
    <style:style style:name="T61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1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1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15" style:parent-style-name="Standard" style:family="paragraph">
      <style:text-properties style:font-name="Times New Roman" fo:font-size="10pt" style:font-size-asian="10pt" style:font-size-complex="10pt"/>
    </style:style>
    <style:style style:name="P616" style:parent-style-name="Standard" style:family="paragraph">
      <style:text-properties style:font-name="Times New Roman" fo:font-size="10pt" style:font-size-asian="10pt" style:font-size-complex="10pt"/>
    </style:style>
    <style:style style:name="P617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1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1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0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21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22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23" style:parent-style-name="Standard" style:family="paragraph">
      <style:text-properties style:font-name="Times New Roman" fo:font-size="10pt" style:font-size-asian="10pt" style:font-size-complex="10pt"/>
    </style:style>
    <style:style style:name="P624" style:parent-style-name="Standard" style:family="paragraph">
      <style:text-properties style:font-name="Times New Roman" fo:font-size="10pt" style:font-size-asian="10pt" style:font-size-complex="10pt"/>
    </style:style>
    <style:style style:name="P625" style:parent-style-name="Standard" style:family="paragraph">
      <style:text-properties style:font-name="Times New Roman" fo:font-size="10pt" style:font-size-asian="10pt" style:font-size-complex="10pt"/>
    </style:style>
    <style:style style:name="P626" style:parent-style-name="Standard" style:family="paragraph">
      <style:text-properties style:font-name="Times New Roman" fo:font-size="10pt" style:font-size-asian="10pt" style:font-size-complex="10pt"/>
    </style:style>
    <style:style style:name="P62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2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2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30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1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2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33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4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5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3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3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40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41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42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43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4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9" style:parent-style-name="Standard" style:family="paragraph">
      <style:paragraph-properties fo:text-align="justify"/>
    </style:style>
    <style:style style:name="T65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65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65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3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6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6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6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70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71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7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7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7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7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76" style:parent-style-name="Standard" style:family="paragraph">
      <style:text-properties style:font-name="Times New Roman" fo:font-size="10pt" style:font-size-asian="10pt" style:font-size-complex="10pt"/>
    </style:style>
    <style:style style:name="P677" style:parent-style-name="Standard" style:family="paragraph">
      <style:text-properties style:font-name="Times New Roman" fo:font-size="10pt" style:font-size-asian="10pt" style:font-size-complex="10pt"/>
    </style:style>
  </office:automatic-styles>
  <office:body>
    <office:text text:use-soft-page-breaks="true">
      <text:p text:style-name="P1">Memória Virtual<text:line-break/>Caso de Uso: Editar Bem Patrimonial</text:p>
      <text:p text:style-name="P34"/>
      <text:h text:style-name="Título1" text:outline-level="1">Breve Descrição</text:h>
      <text:p text:style-name="P35">Este caso de uso permite a alteração de informações sobre um bem patrimonial no sistema e deve poder ser acessado<text:s/>também por meio da busca simples. Bens modificados devem ser alterados no banco de dados do sistema e à eles <text:s/>associados os usuários que fizeram a modificação.</text:p>
      <text:h text:style-name="Título1" text:outline-level="1">Breve Descrição dos Atores</text:h>
      <text:h text:style-name="Título2" text:outline-level="2">Catalogador – Cadastra, Edita e Exclui bens patrimoniais do sistema</text:h>
      <text:h text:style-name="Título1" text:outline-level="1">Pré-condições</text:h>
      <text:p text:style-name="P36">O usuário estar logado no sistema</text:p>
      <text:h text:style-name="Título1" text:outline-level="1">Fluxo Básico de eventos</text:h>
      <text:p text:style-name="P37"/>
      <text:p text:style-name="P38"><text:span text:style-name="T39">1. O caso de uso começa quando o catalogador seleciona a opção “Editar Bem Patrimonial” e o sistema exibe uma tela com os seguintes campos <text:s/>e opções:</text:span></text:p>
      <text:p text:style-name="P40"><text:s text:c="2"/>- campo para inserir “Título Principal do Bem Patrimonial” ou “Número de Registro” para buscar o Bem Patrimonial que se deseja editar.</text:p>
      <text:p text:style-name="P41">Esse campo deve ser auto completável, ou seja, de acordo com a informação que está sendo inserida pelo usuário ele cria e exibe uma lista, (abaixo do campo onde o nome está sendo inserido) com os possíveis nomes que estão sendo pesquisados . A lista apresentada deve estar em ordem alfabética com o número de registro ao lado. Assim, o usuário tem a opção de terminar de escrever o nome desejado ou o selecionar na lista que foi apresentada;</text:p>
      <text:p text:style-name="P42">- opção “Editar” para confirmar Título ou Número de Registro fornecido;</text:p>
      <text:p text:style-name="P43"><text:span text:style-name="T44">-<text:s/></text:span><text:span text:style-name="T45">opção</text:span><text:span text:style-name="T46"><text:s/></text:span><text:span text:style-name="T47">“Cancelar” para sair da opção de edição de dados;</text:span></text:p>
      <text:p text:style-name="P48">2. O Catalogador digita o título principal do Bem Patrimonial a ser editado ou o escolhe na<text:s/>lista apresentada e seleciona a opção “Editar”. A lista deve exibir o Bem Patrimonial juntamente com o seu Número de Registro.</text:p>
      <text:p text:style-name="P49">3. O sistema dá continuidade ao processo de edição exibindo uma tela contendo os <text:s/>seguintes campos editáveis, com preenchimento não obrigatório, para alteração dos dados:</text:p>
      <text:p text:style-name="P50">Obs. Todos os campos aos quais a lista abaixo refere-se, aparecem preenchidos conforme informações atuais registradas no sistema e devem estar liberados para edição;</text:p>
      <text:p text:style-name="P51">- Informações Gerais do Bem Patrimonial</text:p>
      <text:p text:style-name="P52">-<text:s/>Autoria</text:p>
      <text:p text:style-name="P53"><text:span text:style-name="T54">- Produção</text:span></text:p>
      <text:p text:style-name="P55">- Descrição</text:p>
      <text:p text:style-name="P56">- Audiovisual</text:p>
      <text:p text:style-name="P57"><text:span text:style-name="T58">- Diagnóstico e Intervenção</text:span></text:p>
      <text:p text:style-name="P59"><text:span text:style-name="T60">-</text:span><text:span text:style-name="T61"><text:s/>Condições de disponibilidade, uso e proteção</text:span></text:p>
      <text:p text:style-name="P62">- Histórico da Procedência</text:p>
      <text:p text:style-name="P63">- Assunto e Descritores</text:p>
      <text:p text:style-name="P64">- Fonte de Informação</text:p>
      <text:p text:style-name="P65">- Responsável pela Pesquisa</text:p>
      <text:p text:style-name="P66">- Relacionar com Bens Patrimoniais<text:s/>Existentes</text:p>
      <text:p text:style-name="P67">- campo “Revisão” do tipo “checkbox”. Esse campo deve ser marcado caso o bem patrimoninal esteja revisado e disponível para visualização.</text:p>
      <text:p text:style-name="P68">- campo “Auto Save” do tipo “checkbox”. Esse campo deve ser marcado pelo próprio usuário caso ele queira que as informações digitadas seja salva automaticamente a cada 10 segundos.</text:p>
      <text:p text:style-name="P69"><text:span text:style-name="T70">Estes Campos devem ser do tipo checkbox, de forma que o usuário possa escolher quais informações deseja alterar. Ao selecionar um campo, o sistema deve mostrar todos os campos editáv</text:span><text:span text:style-name="T71">eis relacionados. Pode ser que haja um menu secundário dentro de um campo, devendo funcionar da mesma forma. A descrição dos Campos acima, juntamente com seu conteúdo estão listadas na<text:s/></text:span><text:span text:style-name="T72">Seção I</text:span><text:span text:style-name="T73"><text:s/>deste documento.</text:span></text:p>
      <text:p text:style-name="P74">A opção de Relacionar com Bens Patrimoniais Existentes deve ser do tipo “checkbox” e é tratada no Fluxo alternativo 3.</text:p>
      <text:p text:style-name="P75">- opção “Salvar” para confirmar a operação;</text:p>
      <text:p text:style-name="P76"><text:span text:style-name="T77">-<text:s/></text:span><text:span text:style-name="T78">opção</text:span><text:span text:style-name="T79"><text:s/></text:span><text:span text:style-name="T80">“Cancelar” para sair da opção de edição de dados;</text:span></text:p>
      <text:p text:style-name="P81"><text:span text:style-name="T82">-<text:s/></text:span><text:span text:style-name="T83">opção</text:span><text:span text:style-name="T84"><text:s/></text:span><text:span text:style-name="T85">“Voltar” para voltar a tela anterior de “Editar Bem Patrimonial”;</text:span></text:p>
      <text:p text:style-name="P86"><text:span text:style-name="T87">4. Após</text:span><text:span text:style-name="T88"><text:s/>alterar todos<text:s/></text:span><text:span text:style-name="T89">os dados desejados, o usuário confirma a operação, selecionando a opção “Salvar”.</text:span></text:p>
      <text:p text:style-name="P90"><text:span text:style-name="T91">5. O Sistema valida a alteração e exibe mensagem<text:s/></text:span><text:span text:style-name="T92">“Bem Patrimonial modificado com sucesso”, Associando o usuário que fez a modificação;</text:span></text:p>
      <text:p text:style-name="P93">6. O caso de uso termina.</text:p>
      <text:p text:style-name="P94"/>
      <text:h text:style-name="Título1" text:outline-level="1">Fluxos Alternativos</text:h>
      <text:h text:style-name="Título2" text:outline-level="2">Fluxo Alternativo 1</text:h>
      <text:p text:style-name="Standard"><text:span text:style-name="T95"><text:tab/></text:span><text:span text:style-name="T96">Se no<text:s/></text:span><text:span text:style-name="T97">Fluxo Básico</text:span><text:span text:style-name="T98"><text:s/>a qualquer momento o usuário selecionar a opção “Cancelar”</text:span></text:p>
      <text:p text:style-name="Standard"><text:span text:style-name="T99">O sistema retorna à página inicial e o caso de uso termina.</text:span></text:p>
      <text:p text:style-name="P100"/>
      <text:h text:style-name="Título2" text:outline-level="2">Fluxo Alternativo 2</text:h>
      <text:p text:style-name="Standard"><text:span text:style-name="T101">Se no passo 4 do Fluxo Básico o catalogador clica em<text:s/></text:span><text:span text:style-name="T102">"Salvar” sem que os campos obrigatórios estejam preenchidos, então:</text:span></text:p>
      <text:p text:style-name="Standard"/>
      <text:p text:style-name="P103"><text:s/>1. <text:s/>O sistema exibe a mensagem:</text:p>
      <text:p text:style-name="P104">a. “O campo &lt;nome do campo&gt; não foi preenchido”;</text:p>
      <text:list text:style-name="LFO15" text:continue-numbering="true">
        <text:list-item>
          <text:p text:style-name="P105">O caso de uso retorna ao passo 3 do fluxo básico.</text:p>
        </text:list-item>
      </text:list>
      <text:p text:style-name="P106"/>
      <text:p text:style-name="P107">Fluxo Alternativo 3</text:p>
      <text:p text:style-name="Standard"><text:span text:style-name="T108"><text:tab/></text:span><text:span text:style-name="T109">Caso, no Fluxo Básico, o usuário<text:s/></text:span><text:span text:style-name="T110">selecione “<text:s/></text:span><text:span text:style-name="T111">Relacionar com Bem Patrimonial existente”</text:span></text:p>
      <text:p text:style-name="P112">1. o sistema exibe:</text:p>
      <text:p text:style-name="P113"><text:tab/><text:tab/>- campo título: <text:s/>Campo em ordem alfabética, auto-completável, com a lista de possíveis sugestões para o título que está sendo inserido.</text:p>
      <text:p text:style-name="P114"><text:tab/><text:tab/>- opção para relacionar o Bem Patrimonial<text:s/>com outros Bens: Esta opção pode ser selecionada quantas vezes for necessária, e, a cada vez, adicionando um novo campo título.</text:p>
      <text:p text:style-name="P115"><text:tab/><text:tab/>- opção para remover um Bem Patrimonial Relacionado: Essa opção deve aparecer somente se houver itens relacionados. A seleção<text:s/>dessa opção deve motrar uma lista dos bens patrimoniais relacionados e deve permitir a seleção de mais de um item.</text:p>
      <text:list text:style-name="LFO16" text:continue-numbering="true">
        <text:list-item>
          <text:list>
            <text:list-item>
              <text:list>
                <text:list-item>
                  <text:p text:style-name="P116">opção “Salvar” para salvar as alterações realizadas.</text:p>
                </text:list-item>
                <text:list-item>
                  <text:p text:style-name="P117">Opção “Cancelar” para cancelar.</text:p>
                </text:list-item>
              </text:list>
            </text:list-item>
          </text:list>
        </text:list-item>
      </text:list>
      <text:p text:style-name="Standard"><text:span text:style-name="T118">2.O</text:span><text:span text:style-name="T119"><text:s/>usuário confirma a operação, selecionando a opção “S</text:span><text:span text:style-name="T120">alvar”.</text:span></text:p>
      <text:p text:style-name="P121">3.O sistema retorna ao passo 5 do Fluxo Básico</text:p>
      <text:h text:style-name="Título1" text:outline-level="1">Fluxo Alternativo 4</text:h>
      <text:p text:style-name="Standard"><text:span text:style-name="T122"><text:tab/></text:span><text:span text:style-name="T123">Se no passo 1 do Fluxo Alternativo 3 o Usuário clica em cancelar:</text:span></text:p>
      <text:p text:style-name="P124"><text:tab/>1. O Sistema retorna ao passo 4 do Fluxo Básico</text:p>
      <text:h text:style-name="Título1" text:outline-level="1">Fluxo Alternativo 5</text:h>
      <text:p text:style-name="Standard"><text:span text:style-name="T125"><text:tab/></text:span><text:span text:style-name="T126">Se no passo 5 do Fluxo Básico, a Instituição</text:span><text:span text:style-name="T127"><text:s/>a qual o Bem Patrimonial pertence tem a opção “Revisão” marcada:</text:span></text:p>
      <text:p text:style-name="P128"><text:tab/>1. O Campo “Revisado” é desmarcado.</text:p>
      <text:h text:style-name="Título1" text:outline-level="1">Fluxo Alternativo 6</text:h>
      <text:p text:style-name="Standard"><text:span text:style-name="T129"><text:tab/></text:span><text:span text:style-name="T130">Se no passo 2 do Fluxo Básico, o bem patrimonial digitado pelo usuário não for encontado:</text:span></text:p>
      <text:list text:style-name="LFO15" text:continue-numbering="true">
        <text:list-item>
          <text:list>
            <text:list-item>
              <text:p text:style-name="P131">O Sistema exibe mensagem “Bem Patrimonial<text:s/>não encontrado”.</text:p>
            </text:list-item>
          </text:list>
        </text:list-item>
        <text:list-item>
          <text:p text:style-name="P132">- opção “Editar” para confirmar Título ou Número de Registro fornecido;</text:p>
        </text:list-item>
        <text:list-item>
          <text:p text:style-name="P133"><text:span text:style-name="T134">-<text:s/></text:span><text:span text:style-name="T135">opção</text:span><text:span text:style-name="T136"><text:s/></text:span><text:span text:style-name="T137">“Cancelar” para sair da opção de edição de dados;</text:span></text:p>
        </text:list-item>
      </text:list>
      <text:h text:style-name="Título1" text:outline-level="1">Fluxo Alternativo 7</text:h>
      <text:p text:style-name="Standard"><text:span text:style-name="T138">Se no<text:s/></text:span><text:span text:style-name="T139">Fluxo Básico 3</text:span><text:span text:style-name="T140"><text:s/>a qualquer momento o usuário selecionar a opção “Voltar”</text:span></text:p>
      <text:p text:style-name="Standard"><text:span text:style-name="T141">O sistema</text:span><text:span text:style-name="T142"><text:s/>retorna à página inicial anterior de Edição de Bem Patrimonial.</text:span></text:p>
      <text:h text:style-name="Título1" text:outline-level="1">Pós-condições</text:h>
      <text:list text:style-name="LFO17" text:continue-numbering="true">
        <text:list-item>
          <text:list>
            <text:list-item>
              <text:p text:style-name="P143">Fluxo Básico: Um Bem Patrimonial é alterado no banco de dados do sistema.</text:p>
            </text:list-item>
            <text:list-item>
              <text:p text:style-name="P144">Fluxo Alternativo 1: Não há mudanças no banco de dados do sistema.</text:p>
            </text:list-item>
            <text:list-item>
              <text:p text:style-name="P145">Fluxo Alternativo 2: A alteração do<text:s/>bem patrimonial está pendente.</text:p>
            </text:list-item>
            <text:list-item>
              <text:p text:style-name="P146">Fluxo Alternativo 3: Um Bem Patrimonial é alterado no banco de dados do sistema.</text:p>
            </text:list-item>
            <text:list-item>
              <text:p text:style-name="P147">Fluxo Alternativo 4: Não há mudanças no banco de dados do sistema.</text:p>
            </text:list-item>
            <text:list-item>
              <text:p text:style-name="P148">Fluxo Alternativo 5: Não há mudanças no banco de dados do sistema.</text:p>
            </text:list-item>
            <text:list-item>
              <text:p text:style-name="P149">Fluxo<text:s/>Alternativo 6: Não há mudanças no banco de dados do sistema.</text:p>
            </text:list-item>
          </text:list>
        </text:list-item>
      </text:list>
      <text:h text:style-name="Título1" text:outline-level="1">Seção I</text:h>
      <text:p text:style-name="P150"/>
      <text:p text:style-name="P151"><text:span text:style-name="T152">Esta seção contém atributos componentes do Padrão de Descrição da Informação<text:s/></text:span><text:span text:style-name="T153">referente à estrutura da base de dados do Sistema Memória Virtual.</text:span></text:p>
      <text:p text:style-name="P154"/>
      <text:list text:style-name="LFO18" text:continue-numbering="true">
        <text:list-item>
          <text:p text:style-name="P155">Informações Gerais do Bem Patrimonial</text:p>
        </text:list-item>
      </text:list>
      <text:p text:style-name="P156"/>
      <text:p text:style-name="P157"><text:tab/>1.1<text:tab/>Disponibilização para acesso externo</text:p>
      <text:p text:style-name="P158"><text:tab/><text:tab/>Tipo checkbox – Sim – Não</text:p>
      <text:p text:style-name="P159"/>
      <text:p text:style-name="P160">1.2<text:tab/>Natureza do Bem Patrimonial</text:p>
      <text:p text:style-name="P161">Tipo checkbox – Imaterial – Material</text:p>
      <text:p text:style-name="P162"/>
      <text:p text:style-name="P163"><text:tab/><text:tab/>1.2.1 Natureza do Bem Imaterial</text:p>
      <text:p text:style-name="P164"/>
      <text:p text:style-name="P165"><text:tab/><text:tab/><text:s/>Celebrações, Práticas Sociais, Rituais e Atos Festivos</text:p>
      <text:p text:style-name="P166"><text:tab/><text:tab/>Conhecimentos e Práticas Relacionados ao Trabalho e à Natureza</text:p>
      <text:p text:style-name="P167"><text:tab/><text:tab/><text:s/>Técnicas Artesanais Tradicionais</text:p>
      <text:p text:style-name="P168"><text:tab/><text:tab/><text:s/>Tradições e Expressões orais</text:p>
      <text:p text:style-name="P169"><text:tab/></text:p>
      <text:p text:style-name="P170"><text:tab/>1.2.2 Natureza do Bem Material</text:p>
      <text:p text:style-name="P171"/>
      <text:p text:style-name="P172"><text:span text:style-name="T173"><text:tab/></text:span><text:span text:style-name="T174">Arqueologico</text:span></text:p>
      <text:p text:style-name="P175"><text:span text:style-name="T176"><text:tab/></text:span><text:span text:style-name="T177">Arquivístico</text:span></text:p>
      <text:p text:style-name="P178"><text:tab/>Audiovisual</text:p>
      <text:p text:style-name="P179"><text:span text:style-name="T180"><text:tab/></text:span><text:span text:style-name="T181">Bibliográfico</text:span></text:p>
      <text:p text:style-name="P182"><text:tab/>Edificado</text:p>
      <text:p text:style-name="P183"><text:span text:style-name="T184"><text:tab/></text:span><text:span text:style-name="T185">Móvel E Integrado</text:span></text:p>
      <text:p text:style-name="P186"><text:tab/>Paisagístico</text:p>
      <text:p text:style-name="P187"/>
      <text:p text:style-name="P188">1.3<text:tab/>Tipo<text:s/>do Bem Patrimonial</text:p>
      <text:p text:style-name="P189">Constituído por lista em ordem alfabética auto-completável, com as opções listadas na Natureza do Bem Patrimonial e opção e campo para “Outros”.</text:p>
      <text:p text:style-name="P190"/>
      <text:p text:style-name="P191">1.4<text:tab/>Número de Registro</text:p>
      <text:p text:style-name="P192">O sistema deverá gerar um número de registro com uma combinação de letras e números, conforme o tipo do Bem Patrimonial e à Instituição a que pertence.<text:s/></text:p>
      <text:p text:style-name="P193"/>
      <text:p text:style-name="P194">1.5<text:tab/>Título</text:p>
      <text:p text:style-name="P195">- Campo Editável para o título (A lista de títulos deve possuir, obrigatoriamente, ao menos um título)</text:p>
      <text:p text:style-name="P196">- Campo Título Principal (tipo texto)</text:p>
      <text:p text:style-name="P197">- Campo Títulos Adicionais:</text:p>
      <text:p text:style-name="P198">Opção para adicionar novo título:</text:p>
      <text:p text:style-name="P199">Ao selecionar essa opção, o sistema deve repetir os mesmos campos ,<text:s/><text:tab/>para que seja cadastrado um novo título, pois pode ser mais de um.</text:p>
      <text:p text:style-name="P200"><text:tab/></text:p>
      <text:p text:style-name="P201">Lista - <text:s/>Tipo do título, <text:s/>em ordem alfabética <text:s/>com as seguintes opções:</text:p>
      <text:p text:style-name="P202">Principal</text:p>
      <text:p text:style-name="Standard"><text:span text:style-name="T203"><text:tab/></text:span><text:span text:style-name="T204"><text:tab/></text:span><text:span text:style-name="T205"><text:tab/></text:span><text:span text:style-name="T206">Equivalente</text:span></text:p>
      <text:p text:style-name="Standard"><text:span text:style-name="T207"><text:tab/></text:span><text:span text:style-name="T208"><text:tab/></text:span><text:span text:style-name="T209"><text:tab/></text:span><text:span text:style-name="T210">Atribuído</text:span></text:p>
      <text:p text:style-name="Standard"><text:span text:style-name="T211"><text:tab/></text:span><text:span text:style-name="T212"><text:tab/></text:span><text:span text:style-name="T213"><text:tab/></text:span><text:span text:style-name="T214">Sub-titulo</text:span></text:p>
      <text:p text:style-name="Standard"><text:span text:style-name="T215"><text:tab/></text:span><text:span text:style-name="T216"><text:tab/></text:span><text:span text:style-name="T217"><text:tab/></text:span><text:span text:style-name="T218">Titulo anterior</text:span></text:p>
      <text:p text:style-name="Standard"><text:span text:style-name="T219"><text:tab/></text:span><text:span text:style-name="T220"><text:tab/></text:span><text:span text:style-name="T221"><text:tab/></text:span><text:span text:style-name="T222">Titulo posterior</text:span></text:p>
      <text:p text:style-name="Standard"><text:span text:style-name="T223"><text:tab/></text:span><text:span text:style-name="T224"><text:tab/></text:span><text:span text:style-name="T225"><text:tab/></text:span><text:span text:style-name="T226">Titulo do suplemento</text:span></text:p>
      <text:p text:style-name="Standard"><text:span text:style-name="T227"><text:tab/></text:span><text:span text:style-name="T228"><text:tab/></text:span><text:span text:style-name="T229"><text:tab/></text:span><text:span text:style-name="T230">Titulo correlato</text:span></text:p>
      <text:p text:style-name="P231"/>
      <text:p text:style-name="P232">-Campo Nome do Título (tipo texto, adicionado se a opção de adicionar novo título for selecionada)</text:p>
      <text:p text:style-name="P233"/>
      <text:p text:style-name="P234"/>
      <text:p text:style-name="P235">-Opção “Complemento”:<text:s/>Campo Editável;</text:p>
      <text:p text:style-name="P236"/>
      <text:p text:style-name="P237">1.6<text:tab/>Coleção, Fundo, Conjunto, Família/Espécie</text:p>
      <text:p text:style-name="P238">-Campo para o nome da coleção à que pertence o item, conforme organização da instituição.</text:p>
      <text:p text:style-name="P239"/>
      <text:p text:style-name="P240">1.7<text:tab/>Localização Física Específica</text:p>
      <text:p text:style-name="P241">-Campo Editável para localização física do bem patrimonial no acervo</text:p>
      <text:p text:style-name="P242"/>
      <text:p text:style-name="P243">1.8 <text:s/>Coordenadas Geográficas</text:p>
      <text:p text:style-name="P244">-Latitude</text:p>
      <text:p text:style-name="P245">Campo Editável</text:p>
      <text:p text:style-name="P246">-Longitude</text:p>
      <text:p text:style-name="P247">Campo Editável</text:p>
      <text:p text:style-name="P248"/>
      <text:list text:style-name="LFO18" text:continue-numbering="true">
        <text:list-item>
          <text:p text:style-name="P249">Autoria</text:p>
        </text:list-item>
      </text:list>
      <text:p text:style-name="P250"/>
      <text:p text:style-name="P251"><text:span text:style-name="T252"><text:tab/>Campo em ordem alfabética, auto</text:span><text:span text:style-name="T253">-completável,</text:span><text:span text:style-name="T254"><text:s/>com a lista de autores já cadastrados conforme caso de uso de Cadastro de Autoria e<text:s/></text:span><text:span text:style-name="T255">opção para cadastrar novo autor.<text:s/></text:span><text:span text:style-name="T256">Ao selecionar cadastrar novo autor, o usuário deve ser levado para o cadastro de autoria, porém, sem perder o cadastro do bem patrimonial.</text:span></text:p>
      <text:p text:style-name="P257"/>
      <text:p text:style-name="P258">-Tipo de Autoria</text:p>
      <text:p text:style-name="P259">Campo em ordem alfabética, auto-completável, com a lista a seguir:</text:p>
      <text:p text:style-name="P260">(pode-se escolher uma ou mais opções)</text:p>
      <text:p text:style-name="P261"><text:tab/><text:tab/>Agência</text:p>
      <text:p text:style-name="P262"><text:tab/><text:tab/>Autor</text:p>
      <text:p text:style-name="P263"><text:tab/><text:tab/>Autor Institucional</text:p>
      <text:p text:style-name="P264"><text:tab/><text:tab/>Co-autor</text:p>
      <text:p text:style-name="P265"><text:tab/><text:tab/>Compilador</text:p>
      <text:p text:style-name="P266"><text:tab/><text:tab/>Coordenador</text:p>
      <text:p text:style-name="P267"><text:tab/><text:tab/>Diretor</text:p>
      <text:p text:style-name="P268"><text:tab/><text:tab/>Editor</text:p>
      <text:p text:style-name="P269"><text:tab/><text:tab/>Entidade produtora</text:p>
      <text:p text:style-name="P270"><text:tab/><text:tab/>Entrevistador</text:p>
      <text:p text:style-name="P271"><text:tab/><text:tab/>Estudio</text:p>
      <text:p text:style-name="P272"><text:tab/><text:tab/>Fabricante</text:p>
      <text:p text:style-name="P273"><text:tab/><text:tab/>Figurinista</text:p>
      <text:p text:style-name="P274"><text:tab/><text:tab/>Fotografo</text:p>
      <text:p text:style-name="P275"><text:tab/><text:tab/>Ilustrador</text:p>
      <text:p text:style-name="P276"><text:tab/><text:tab/>Palestrante</text:p>
      <text:p text:style-name="P277"><text:tab/><text:tab/>Prefaciador</text:p>
      <text:p text:style-name="P278"><text:tab/><text:tab/>Organizador</text:p>
      <text:p text:style-name="P279"><text:tab/><text:tab/>Tradutor</text:p>
      <text:p text:style-name="P280"/>
      <text:p text:style-name="P281"/>
      <text:list text:style-name="LFO18" text:continue-numbering="true">
        <text:list-item>
          <text:p text:style-name="P282">Produção</text:p>
        </text:list-item>
      </text:list>
      <text:p text:style-name="P283"/>
      <text:p text:style-name="P284"><text:tab/>Os itens abaixo devem ser do tipo campo editável, abrindo opção para escrita somente se selecionado.</text:p>
      <text:p text:style-name="P285"/>
      <text:list text:style-name="LFO19" text:continue-numbering="true">
        <text:list-item>
          <text:list>
            <text:list-item>
              <text:p text:style-name="P286">Local<text:s/><text:tab/></text:p>
            </text:list-item>
            <text:list-item>
              <text:p text:style-name="P287">Ano</text:p>
            </text:list-item>
            <text:list-item>
              <text:p text:style-name="P288">Edição e/ou Reimpressão</text:p>
            </text:list-item>
            <text:list-item>
              <text:p text:style-name="P289">Outras Responsabilidades</text:p>
            </text:list-item>
          </text:list>
        </text:list-item>
      </text:list>
      <text:p text:style-name="P290"/>
      <text:list text:style-name="LFO18" text:continue-numbering="true">
        <text:list-item>
          <text:p text:style-name="P291">Descrição</text:p>
        </text:list-item>
      </text:list>
      <text:p text:style-name="P292"/>
      <text:p text:style-name="P293"><text:tab/>4.1<text:tab/>Características Físicas e Técnicas Executivas</text:p>
      <text:p text:style-name="P294"><text:tab/><text:tab/>Campo editável</text:p>
      <text:p text:style-name="P295"><text:tab/><text:tab/></text:p>
      <text:p text:style-name="P296"><text:tab/><text:tab/>4.1.1 Bens Arquitetonicos</text:p>
      <text:p text:style-name="P297"><text:tab/><text:tab/></text:p>
      <text:p text:style-name="P298"><text:span text:style-name="T299"><text:tab/></text:span><text:span text:style-name="T300"><text:tab/></text:span><text:span text:style-name="T301">Condição Topográfica</text:span></text:p>
      <text:p text:style-name="P302"><text:tab/><text:tab/><text:tab/>Lista auto-completável em ordem alfabética com as opções abaixo</text:p>
      <text:p text:style-name="P303"><text:tab/><text:tab/><text:tab/>Acidentada Suave</text:p>
      <text:p text:style-name="P304"><text:tab/><text:tab/><text:tab/>Acidentada Médio</text:p>
      <text:p text:style-name="P305"><text:tab/><text:tab/><text:tab/>Acidentada Abrubta</text:p>
      <text:p text:style-name="P306"><text:tab/><text:tab/><text:tab/>Plano</text:p>
      <text:p text:style-name="P307"><text:tab/><text:tab/></text:p>
      <text:p text:style-name="P308"><text:span text:style-name="T309"><text:tab/></text:span><text:span text:style-name="T310"><text:tab/></text:span><text:span text:style-name="T311">Uso</text:span></text:p>
      <text:p text:style-name="P312"><text:tab/><text:tab/><text:tab/>Lista auto-completável em ordem alfabética com as<text:s/>opções abaixo, e com campo editável para especificar, caso a opção seja ''Outras''.</text:p>
      <text:p text:style-name="P313"><text:tab/><text:tab/><text:tab/>Ferroviário</text:p>
      <text:p text:style-name="P314"><text:tab/><text:tab/><text:tab/>Habitacional</text:p>
      <text:p text:style-name="P315"><text:tab/><text:tab/><text:tab/>Produção</text:p>
      <text:p text:style-name="P316"><text:tab/><text:tab/><text:tab/>Religiosa</text:p>
      <text:p text:style-name="P317"><text:tab/><text:tab/><text:tab/>Outras</text:p>
      <text:p text:style-name="P318"/>
      <text:p text:style-name="P319"><text:span text:style-name="T320"><text:tab/></text:span><text:span text:style-name="T321"><text:tab/></text:span><text:span text:style-name="T322">Pavimentos</text:span></text:p>
      <text:p text:style-name="P323"><text:tab/><text:tab/><text:tab/>Nº de ambientes</text:p>
      <text:p text:style-name="P324"><text:tab/><text:tab/><text:tab/><text:tab/>Campo editável (O sistema deve aceitar apenas números)</text:p>
      <text:p text:style-name="P325"/>
      <text:p text:style-name="P326"><text:tab/><text:tab/><text:tab/>Nº de<text:s/>pavimentos</text:p>
      <text:p text:style-name="P327"><text:tab/><text:tab/><text:tab/><text:tab/>Campo editável (O sistema deve aceitar apenas números)</text:p>
      <text:p text:style-name="P328"/>
      <text:p text:style-name="P329"><text:span text:style-name="T330"><text:tab/></text:span><text:span text:style-name="T331"><text:tab/></text:span><text:span text:style-name="T332"><text:tab/></text:span><text:span text:style-name="T333">Alcova</text:span></text:p>
      <text:p text:style-name="P334"><text:tab/><text:tab/><text:tab/><text:tab/>Tipo Checkbox<text:tab/>Sim - <text:s/>Não</text:p>
      <text:p text:style-name="P335"/>
      <text:p text:style-name="P336"><text:span text:style-name="T337"><text:tab/></text:span><text:span text:style-name="T338"><text:tab/></text:span><text:span text:style-name="T339"><text:tab/></text:span><text:span text:style-name="T340">Porão</text:span></text:p>
      <text:p text:style-name="P341"><text:tab/><text:tab/><text:tab/><text:tab/>Tipo Checkbox<text:tab/>Sim - <text:s/>Não</text:p>
      <text:p text:style-name="P342"/>
      <text:p text:style-name="P343"><text:span text:style-name="T344"><text:tab/></text:span><text:span text:style-name="T345"><text:tab/></text:span><text:span text:style-name="T346"><text:tab/></text:span><text:span text:style-name="T347">Sótão</text:span></text:p>
      <text:p text:style-name="P348"><text:tab/><text:tab/><text:tab/><text:tab/>Tipo Checkbox<text:tab/>Sim - <text:s/>Não</text:p>
      <text:p text:style-name="P349"/>
      <text:p text:style-name="P350"><text:tab/><text:tab/><text:tab/>Outros</text:p>
      <text:p text:style-name="P351"><text:tab/><text:tab/><text:tab/><text:tab/>Campo editável</text:p>
      <text:p text:style-name="P352"><text:tab/><text:tab/><text:tab/></text:p>
      <text:p text:style-name="P353"><text:tab/>4.1.2<text:s/><text:tab/>Bens Naturais</text:p>
      <text:p text:style-name="P354"/>
      <text:p text:style-name="P355"><text:span text:style-name="T356"><text:tab/></text:span><text:span text:style-name="T357"><text:tab/></text:span><text:span text:style-name="T358">Relevo</text:span></text:p>
      <text:p text:style-name="P359"><text:tab/><text:tab/>Lista auto-completável em ordem alfabética com as opções abaixo</text:p>
      <text:p text:style-name="P360"><text:tab/><text:tab/><text:tab/>Acidentada Suave</text:p>
      <text:p text:style-name="P361"><text:tab/><text:tab/><text:tab/>Acidentada Médio</text:p>
      <text:p text:style-name="P362"><text:tab/><text:tab/><text:tab/>Acidentada Abrubta</text:p>
      <text:p text:style-name="P363"><text:tab/><text:tab/><text:tab/>Plano</text:p>
      <text:p text:style-name="P364"/>
      <text:p text:style-name="P365"><text:span text:style-name="T366"><text:tab/></text:span><text:span text:style-name="T367"><text:tab/></text:span><text:span text:style-name="T368">Características do Meio Antrópico</text:span></text:p>
      <text:p text:style-name="P369"><text:tab/><text:tab/><text:tab/>Campo editável</text:p>
      <text:p text:style-name="P370"/>
      <text:p text:style-name="P371"><text:span text:style-name="T372"><text:tab/></text:span><text:span text:style-name="T373"><text:tab/></text:span><text:span text:style-name="T374">Características Ambientais</text:span></text:p>
      <text:p text:style-name="P375"><text:tab/><text:tab/><text:tab/>Campo editável</text:p>
      <text:p text:style-name="P376"/>
      <text:p text:style-name="P377"/>
      <text:p text:style-name="P378"><text:tab/>4.1.3<text:tab/>Bens<text:s/>Arqueológicos</text:p>
      <text:p text:style-name="P379"/>
      <text:p text:style-name="P380"><text:span text:style-name="T381"><text:tab/></text:span><text:span text:style-name="T382"><text:tab/></text:span><text:span text:style-name="T383">Condição Topográfica</text:span></text:p>
      <text:p text:style-name="P384"><text:tab/><text:tab/>Lista auto-completável em ordem alfabética com as opções abaixo</text:p>
      <text:p text:style-name="P385"><text:tab/><text:tab/><text:tab/>Acidentada Suave</text:p>
      <text:p text:style-name="P386"><text:tab/><text:tab/><text:tab/>Acidentada Médio</text:p>
      <text:p text:style-name="P387"><text:tab/><text:tab/><text:tab/>Acidentada Abrubta</text:p>
      <text:p text:style-name="P388"><text:tab/><text:tab/><text:tab/>Plano</text:p>
      <text:p text:style-name="P389"/>
      <text:p text:style-name="P390"><text:span text:style-name="T391"><text:tab/></text:span><text:span text:style-name="T392"><text:tab/></text:span><text:span text:style-name="T393">Sítio da Paisagem</text:span></text:p>
      <text:p text:style-name="P394"><text:tab/><text:tab/><text:tab/>Campo editável</text:p>
      <text:p text:style-name="P395"/>
      <text:p text:style-name="P396"><text:span text:style-name="T397"><text:tab/></text:span><text:span text:style-name="T398"><text:tab/></text:span><text:span text:style-name="T399">Água Próxima</text:span></text:p>
      <text:p text:style-name="P400"><text:tab/><text:tab/><text:tab/>Campo editável</text:p>
      <text:p text:style-name="P401"/>
      <text:p text:style-name="P402"><text:span text:style-name="T403"><text:tab/></text:span><text:span text:style-name="T404"><text:tab/></text:span><text:span text:style-name="T405">Possu</text:span><text:span text:style-name="T406">i Vegetaçao</text:span></text:p>
      <text:p text:style-name="P407"><text:tab/><text:tab/><text:tab/>Campo editável</text:p>
      <text:p text:style-name="P408"/>
      <text:p text:style-name="P409"><text:span text:style-name="T410"><text:tab/></text:span><text:span text:style-name="T411"><text:tab/></text:span><text:span text:style-name="T412">Exposição</text:span></text:p>
      <text:p text:style-name="P413"><text:tab/><text:tab/>Lista auto-completável em ordem alfabética com as opções abaixo</text:p>
      <text:p text:style-name="P414"><text:tab/><text:tab/><text:tab/>Céu Aberto</text:p>
      <text:p text:style-name="P415"><text:tab/><text:tab/><text:tab/>Abrigada</text:p>
      <text:p text:style-name="P416"><text:tab/><text:tab/><text:tab/>Submersa</text:p>
      <text:p text:style-name="P417"><text:tab/><text:tab/><text:tab/>Soterrada</text:p>
      <text:p text:style-name="P418"/>
      <text:p text:style-name="P419"><text:span text:style-name="T420"><text:tab/></text:span><text:span text:style-name="T421"><text:tab/></text:span><text:span text:style-name="T422">Uso Atual</text:span></text:p>
      <text:p text:style-name="P423"><text:tab/><text:tab/><text:tab/>Campo editável</text:p>
      <text:p text:style-name="P424"/>
      <text:p text:style-name="P425"><text:span text:style-name="T426"><text:tab/></text:span><text:span text:style-name="T427"><text:tab/></text:span><text:span text:style-name="T428">Outros</text:span></text:p>
      <text:p text:style-name="P429"><text:tab/><text:tab/><text:tab/>Campo editável</text:p>
      <text:p text:style-name="P430"/>
      <text:p text:style-name="P431"><text:span text:style-name="T432"><text:tab/></text:span><text:span text:style-name="T433"><text:tab/></text:span><text:span text:style-name="T434">Notas</text:span></text:p>
      <text:p text:style-name="P435"><text:tab/><text:tab/><text:tab/>Campo editável</text:p>
      <text:p text:style-name="P436"/>
      <text:p text:style-name="P437"><text:s text:c="4"/></text:p>
      <text:p text:style-name="P438"><text:s text:c="5"/>4.2 <text:s text:c="2"/>Dimensões e Quantificações</text:p>
      <text:p text:style-name="P439"><text:tab/>Campo editável</text:p>
      <text:p text:style-name="P440"/>
      <text:p text:style-name="P441"><text:s/><text:span text:style-name="T442">4.2.1 Medidas Gerais do Bem Arquitetônico</text:span></text:p>
      <text:p text:style-name="P443"><text:span text:style-name="T444"><text:s/></text:span><text:span text:style-name="T445"><text:tab/>Tipo campo editável, abrindo opção para escrita somente se selecionado.</text:span></text:p>
      <text:p text:style-name="P446"><text:tab/><text:tab/></text:p>
      <text:p text:style-name="P447"><text:tab/><text:tab/>Área Total</text:p>
      <text:p text:style-name="P448"><text:tab/><text:tab/>Altura fachada frontal</text:p>
      <text:p text:style-name="P449"><text:tab/><text:tab/>Altura fachada posterior</text:p>
      <text:p text:style-name="P450"><text:tab/><text:tab/>Largura</text:p>
      <text:p text:style-name="P451"><text:tab/><text:tab/>Profundidade</text:p>
      <text:p text:style-name="P452"><text:tab/><text:tab/>Altura da Cumeeira</text:p>
      <text:p text:style-name="P453"><text:tab/><text:tab/>Altura Total</text:p>
      <text:p text:style-name="P454"><text:tab/><text:tab/>Pé direito térreo</text:p>
      <text:p text:style-name="P455"><text:tab/><text:tab/>Pé direito tipo</text:p>
      <text:p text:style-name="P456"/>
      <text:p text:style-name="P457"><text:span text:style-name="T458"><text:tab/></text:span><text:span text:style-name="T459"><text:s/>4.2.2 Medidas Gerais do Bem Arqueológico</text:span></text:p>
      <text:p text:style-name="P460"><text:span text:style-name="T461"><text:tab/></text:span><text:span text:style-name="T462"><text:tab/>Tipo campo editável, abrindo opção para escrita somente se selecionado.</text:span></text:p>
      <text:p text:style-name="P463"><text:tab/><text:tab/></text:p>
      <text:p text:style-name="P464"><text:tab/><text:tab/>Área Total</text:p>
      <text:p text:style-name="P465"><text:tab/><text:tab/>Comprimento</text:p>
      <text:p text:style-name="P466"><text:tab/><text:tab/>Altura</text:p>
      <text:p text:style-name="P467"><text:tab/><text:tab/>Largura</text:p>
      <text:p text:style-name="P468"><text:tab/><text:tab/>Profundidade</text:p>
      <text:p text:style-name="P469"/>
      <text:p text:style-name="P470"><text:s text:c="4"/><text:tab/><text:s text:c="2"/>4.3 <text:s/>Conteúdo</text:p>
      <text:p text:style-name="P471"><text:tab/><text:tab/>Campo editável</text:p>
      <text:p text:style-name="P472"/>
      <text:p text:style-name="P473"><text:s text:c="6"/><text:tab/><text:s text:c="2"/>4.4 Meio de Acesso</text:p>
      <text:p text:style-name="P474"><text:tab/><text:tab/>Campo editável</text:p>
      <text:p text:style-name="P475"><text:tab/></text:p>
      <text:p text:style-name="P476"/>
      <text:p text:style-name="P477"><text:s/><text:tab/>5. AudioVisual</text:p>
      <text:p text:style-name="P478"/>
      <text:p text:style-name="P479"><text:tab/>Campo para buscar uma imagem ou um vídeo para fazer upload</text:p>
      <text:p text:style-name="P480"><text:tab/>Deve ter opção ''Adicionar nova imagem/vídeo'', no caso em que se queira<text:s/>adicionar mais de uma<text:s/><text:tab/>imagem.</text:p>
      <text:p text:style-name="P481"/>
      <text:p text:style-name="P482"/>
      <text:p text:style-name="P483">Título</text:p>
      <text:p text:style-name="P484"><text:tab/><text:tab/>Campo editável</text:p>
      <text:p text:style-name="P485"/>
      <text:p text:style-name="P486">Tipo</text:p>
      <text:p text:style-name="P487"><text:tab/><text:tab/>Lista auto-completável em ordem alfabética com as opções abaixo</text:p>
      <text:p text:style-name="P488"><text:tab/><text:tab/>Imagem</text:p>
      <text:p text:style-name="P489"><text:tab/><text:tab/>Som</text:p>
      <text:p text:style-name="P490"><text:tab/><text:tab/>Vídeo</text:p>
      <text:p text:style-name="P491"/>
      <text:p text:style-name="P492">Descrição</text:p>
      <text:p text:style-name="P493"><text:tab/><text:tab/>Campo editável <text:s text:c="2"/></text:p>
      <text:p text:style-name="P494"/>
      <text:p text:style-name="P495"/>
      <text:p text:style-name="P496">6. Diagnóstico e Intervenção</text:p>
      <text:p text:style-name="P497"/>
      <text:p text:style-name="P498"><text:tab/><text:tab/>6.1 Estado de Conservação e Preservação</text:p>
      <text:p text:style-name="P499"><text:tab/><text:tab/><text:tab/><text:tab/>Campo Editável</text:p>
      <text:p text:style-name="P500"><text:tab/><text:tab/></text:p>
      <text:p text:style-name="P501"><text:span text:style-name="T502"><text:tab/></text:span><text:span text:style-name="T503"><text:tab/></text:span><text:span text:style-name="T504"><text:tab/></text:span><text:span text:style-name="T505">Estado de Preservação</text:span></text:p>
      <text:p text:style-name="P506"><text:tab/><text:tab/><text:tab/><text:tab/>Lista auto-completável em ordem alfabética com as opções abaixo</text:p>
      <text:p text:style-name="P507"><text:tab/><text:tab/><text:tab/><text:tab/>íntegro</text:p>
      <text:p text:style-name="P508"><text:tab/><text:tab/><text:tab/><text:tab/>pouco alterado</text:p>
      <text:p text:style-name="P509"><text:tab/><text:tab/><text:tab/><text:tab/>muito alterado</text:p>
      <text:p text:style-name="P510"><text:tab/><text:tab/><text:tab/><text:tab/>descaracterizado</text:p>
      <text:p text:style-name="P511"/>
      <text:p text:style-name="P512"><text:span text:style-name="T513"><text:tab/></text:span><text:span text:style-name="T514"><text:tab/></text:span><text:span text:style-name="T515"><text:tab/></text:span><text:span text:style-name="T516">Estado de Conservação</text:span></text:p>
      <text:p text:style-name="P517"><text:tab/><text:tab/><text:tab/><text:tab/>Lista auto-completável em ordem<text:s/>alfabética com as opções abaixo</text:p>
      <text:p text:style-name="P518"><text:tab/><text:tab/><text:tab/><text:tab/>bom</text:p>
      <text:p text:style-name="P519"><text:tab/><text:tab/><text:tab/><text:tab/>precário</text:p>
      <text:p text:style-name="P520"><text:tab/><text:tab/><text:tab/><text:tab/>em arruinamento</text:p>
      <text:p text:style-name="P521"><text:tab/><text:tab/><text:tab/><text:tab/>arruinado</text:p>
      <text:p text:style-name="P522"/>
      <text:p text:style-name="P523"><text:tab/><text:tab/>6.2 Notas Estado de Conservação</text:p>
      <text:p text:style-name="P524"><text:tab/><text:tab/><text:tab/><text:tab/>Campo editável</text:p>
      <text:p text:style-name="P525"/>
      <text:p text:style-name="P526"><text:tab/><text:tab/>6.3 Intervenção no bem</text:p>
      <text:p text:style-name="P527"><text:tab/><text:tab/><text:tab/>Tipo checkbox<text:tab/>Sim – Não</text:p>
      <text:p text:style-name="P528"><text:tab/><text:tab/><text:tab/>Somente se o usuário escolher sim, os campos abaixo devem ser liberados para edição</text:p>
      <text:p text:style-name="P529"/>
      <text:p text:style-name="P530"><text:tab/><text:tab/><text:tab/><text:tab/></text:p>
      <text:p text:style-name="P531"><text:s text:c="5"/><text:tab/>Data da intervenção</text:p>
      <text:p text:style-name="P532"><text:s/><text:tab/><text:tab/>Campo editável</text:p>
      <text:p text:style-name="P533"><text:s/><text:tab/></text:p>
      <text:p text:style-name="P534"><text:s/><text:tab/>Responsável pela Intervenção</text:p>
      <text:p text:style-name="P535"><text:s/><text:tab/><text:tab/>Campo editável</text:p>
      <text:p text:style-name="P536"/>
      <text:p text:style-name="P537"><text:tab/>Descrição</text:p>
      <text:p text:style-name="P538"><text:tab/><text:tab/>Campo editável</text:p>
      <text:p text:style-name="P539"><text:tab/></text:p>
      <text:p text:style-name="P540"><text:tab/>Opção para adicionar outra intervenção, caso haja mais de uma.</text:p>
      <text:p text:style-name="P541"/>
      <text:p text:style-name="P542">7. Condições de disponibilidade,<text:s/>uso e proteção</text:p>
      <text:p text:style-name="P543"/>
      <text:p text:style-name="P544">Disponibilidade:</text:p>
      <text:p text:style-name="P545">Lista auto-completável em ordem alfabética com as opções abaixo</text:p>
      <text:p text:style-name="Standard"><text:span text:style-name="T546"><text:tab/></text:span><text:span text:style-name="T547"><text:tab/></text:span><text:span text:style-name="T548">Acervo (Estante, Reserva Técnica, etc);</text:span></text:p>
      <text:p text:style-name="Standard"><text:span text:style-name="T549"><text:tab/></text:span><text:span text:style-name="T550"><text:tab/></text:span><text:span text:style-name="T551">Evento (Exposição, Feira, etc);</text:span></text:p>
      <text:p text:style-name="Standard"><text:span text:style-name="T552"><text:tab/></text:span><text:span text:style-name="T553"><text:tab/></text:span><text:span text:style-name="T554">Exposição Permanente</text:span></text:p>
      <text:p text:style-name="Standard"><text:span text:style-name="T555"><text:tab/></text:span><text:span text:style-name="T556"><text:tab/></text:span><text:span text:style-name="T557">Empréstimo</text:span></text:p>
      <text:p text:style-name="Standard"><text:span text:style-name="T558"><text:tab/></text:span><text:span text:style-name="T559"><text:tab/></text:span><text:span text:style-name="T560">Restauro (Encadernação, Pequenos Consertos,<text:s/></text:span><text:span text:style-name="T561">etc).</text:span></text:p>
      <text:p text:style-name="Standard"><text:span text:style-name="T562"><text:tab/></text:span><text:span text:style-name="T563"><text:tab/></text:span><text:span text:style-name="T564">Baixa do Patrimônio</text:span></text:p>
      <text:p text:style-name="P565"><text:tab/></text:p>
      <text:p text:style-name="P566"><text:tab/><text:s/>Se opção no campo Disponibilidade for ''Acervo'', liberar essa opção para preenchimento</text:p>
      <text:p text:style-name="Standard"><text:span text:style-name="T567"><text:tab/></text:span><text:span text:style-name="T568">Condições de Acesso:</text:span></text:p>
      <text:p text:style-name="P569"><text:tab/>Tipo Checkbox<text:tab/></text:p>
      <text:p text:style-name="Standard"><text:span text:style-name="T570"><text:tab/></text:span><text:span text:style-name="T571"><text:tab/></text:span><text:span text:style-name="T572">Livre</text:span></text:p>
      <text:p text:style-name="Standard"><text:span text:style-name="T573"><text:tab/><text:s text:c="2"/></text:span><text:span text:style-name="T574"><text:tab/></text:span><text:span text:style-name="T575">Sob Consulta</text:span></text:p>
      <text:p text:style-name="P576"/>
      <text:p text:style-name="P577">Se opção no campo Disponibilidade for diferente de “Acervo” e “Baixa do<text:s/>Patrimônio”, liberar essa opção para preenchimento</text:p>
      <text:p text:style-name="P578">Data de Retorno:</text:p>
      <text:p text:style-name="P579"><text:tab/>Campo editável</text:p>
      <text:p text:style-name="P580"><text:tab/></text:p>
      <text:p text:style-name="Standard"><text:span text:style-name="T581"><text:tab/></text:span><text:span text:style-name="T582">Condições de Reprodução:</text:span></text:p>
      <text:p text:style-name="P583"><text:tab/>Tipo Checkbox<text:tab/></text:p>
      <text:p text:style-name="Standard"><text:span text:style-name="T584"><text:tab/></text:span><text:span text:style-name="T585"><text:tab/></text:span><text:span text:style-name="T586">Não</text:span></text:p>
      <text:p text:style-name="Standard"><text:span text:style-name="T587"><text:tab/><text:s text:c="2"/></text:span><text:span text:style-name="T588"><text:tab/></text:span><text:span text:style-name="T589">Sob Consulta</text:span></text:p>
      <text:p text:style-name="P590"><text:tab/></text:p>
      <text:p text:style-name="P591"><text:tab/>Notas sobre Uso e Aproveitamento</text:p>
      <text:p text:style-name="P592"><text:tab/><text:tab/>Campo editável</text:p>
      <text:p text:style-name="P593"/>
      <text:p text:style-name="Standard"><text:span text:style-name="T594"><text:tab/></text:span><text:span text:style-name="T595">Proteção:</text:span></text:p>
      <text:p text:style-name="P596"><text:tab/>Tipo Checkbox<text:tab/></text:p>
      <text:p text:style-name="P597"><text:tab/><text:tab/>Sim</text:p>
      <text:p text:style-name="Standard"><text:span text:style-name="T598"><text:tab/></text:span><text:span text:style-name="T599"><text:tab/></text:span><text:span text:style-name="T600">Não</text:span></text:p>
      <text:p text:style-name="Standard"><text:span text:style-name="T601"><text:tab/><text:s text:c="2"/></text:span><text:span text:style-name="T602"><text:tab/></text:span><text:span text:style-name="T603">Em<text:s/></text:span><text:span text:style-name="T604">Processo</text:span></text:p>
      <text:p text:style-name="P605"/>
      <text:p text:style-name="P606"><text:tab/><text:tab/>Caso a opção seja ''Não'', não mostrar os campos abaixo</text:p>
      <text:p text:style-name="Standard"><text:span text:style-name="T607"><text:tab/></text:span><text:span text:style-name="T608"><text:tab/></text:span><text:span text:style-name="T609">Instituição:</text:span></text:p>
      <text:p text:style-name="P610"><text:tab/><text:tab/><text:tab/>Campo Editável</text:p>
      <text:p text:style-name="P611"><text:tab/></text:p>
      <text:p text:style-name="Standard"><text:span text:style-name="T612"><text:tab/></text:span><text:span text:style-name="T613"><text:tab/></text:span><text:span text:style-name="T614">Legislação/Número do Processo:</text:span></text:p>
      <text:p text:style-name="P615"><text:tab/><text:tab/><text:tab/>Campo Editável</text:p>
      <text:p text:style-name="P616"/>
      <text:p text:style-name="P617"/>
      <text:p text:style-name="P618">8. Histórico e Procedência</text:p>
      <text:p text:style-name="P619"/>
      <text:p text:style-name="P620">Tipo de Aquisição:</text:p>
      <text:p text:style-name="P621">Lista auto-completável em ordem alfabética com as<text:s/>opções abaixo</text:p>
      <text:p text:style-name="P622">Compra</text:p>
      <text:p text:style-name="P623"><text:tab/><text:tab/>Permuta</text:p>
      <text:p text:style-name="P624"><text:tab/><text:tab/>Doação Institucional</text:p>
      <text:p text:style-name="P625"><text:tab/><text:tab/>Doação Pessoal</text:p>
      <text:p text:style-name="P626"><text:tab/><text:tab/>Comodato</text:p>
      <text:p text:style-name="P627"/>
      <text:p text:style-name="P628"/>
      <text:p text:style-name="P629">Valor Venal da Época da Transação:</text:p>
      <text:p text:style-name="P630"><text:s/><text:tab/>Campo editável</text:p>
      <text:p text:style-name="P631"/>
      <text:p text:style-name="P632">Dados do Documento de Aquisição:</text:p>
      <text:p text:style-name="P633"><text:tab/>Campo editável</text:p>
      <text:p text:style-name="P634"/>
      <text:p text:style-name="P635">Primeiro Proprietário</text:p>
      <text:p text:style-name="P636"><text:tab/>Campo editável</text:p>
      <text:p text:style-name="P637"/>
      <text:p text:style-name="P638">Histórico</text:p>
      <text:p text:style-name="P639"><text:tab/>Campo editável</text:p>
      <text:p text:style-name="P640"/>
      <text:p text:style-name="P641">Instrimentos de Pesquisa</text:p>
      <text:p text:style-name="P642"><text:tab/>Campo editável</text:p>
      <text:p text:style-name="P643"/>
      <text:p text:style-name="P644"/>
      <text:p text:style-name="P645">9. Assuntos e Descritores</text:p>
      <text:p text:style-name="P646"/>
      <text:p text:style-name="P647">9.1<text:tab/>Descritor</text:p>
      <text:p text:style-name="P648">Campo editável com a seguinte Descrição antes de ser preenchido</text:p>
      <text:p text:style-name="P649"><text:span text:style-name="T650"><text:s/>Descrição: '' Termos controlados, retirados de um vocabulário pré-definido, que traduzem o conteúdo temátic</text:span><text:span text:style-name="T651">o do bem patrimonial. Limite de 5 palavras chave''</text:span></text:p>
      <text:p text:style-name="P652"/>
      <text:p text:style-name="P653">Limitar até cinco palavra chave para cada bem patrimonial.</text:p>
      <text:p text:style-name="P654"/>
      <text:p text:style-name="P655">9.2<text:tab/>Assunto</text:p>
      <text:p text:style-name="P656">Campo editável com a seguinte Descrição antes de ser preenchido</text:p>
      <text:p text:style-name="P657">Descrição: palavras-chave que traduzem o conteúdo temático do bem<text:s/>patrimonial</text:p>
      <text:p text:style-name="P658"/>
      <text:p text:style-name="P659"/>
      <text:p text:style-name="P660">10. Fonte de Informação</text:p>
      <text:p text:style-name="P661"/>
      <text:p text:style-name="P662"><text:tab/><text:tab/>Campo editável com opção de abrir novos campos para mais de uma fonte.</text:p>
      <text:p text:style-name="P663"/>
      <text:p text:style-name="P664">11. Responsável pela Pesquisa</text:p>
      <text:p text:style-name="P665"/>
      <text:p text:style-name="P666"><text:tab/>Os Campos Abaixo são do tipo editáveis, com opção de adiconar mais de um responsável pela<text:s/><text:tab/>pesquisa</text:p>
      <text:p text:style-name="P667"/>
      <text:p text:style-name="P668">12.1<text:tab/>Nome</text:p>
      <text:p text:style-name="P669">12.2<text:tab/>Data</text:p>
      <text:p text:style-name="P670">12.3<text:tab/>Notas do Pesquisador</text:p>
      <text:p text:style-name="P671"/>
      <text:p text:style-name="P672"><text:tab/></text:p>
      <text:p text:style-name="P673"/>
      <text:p text:style-name="P674"/>
      <text:p text:style-name="P675"/>
      <text:p text:style-name="P676"/>
      <text:p text:style-name="P6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Verdana, Verdana" svg:font-family="Verdana, Verdana" style:font-family-generic="swiss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Tahoma, Tahoma" style:font-name-asian="Tahoma, Tahoma" style:font-name-complex="Tahoma, Tahoma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5LVL1" style:family="text">
      <style:text-properties fo:font-size="10pt" style:font-size-asian="10pt" style:font-size-complex="10pt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fo:font-size="10pt" style:font-size-asian="10pt" style:font-size-complex="10pt"/>
    </style:style>
    <style:style style:name="WW_CharLFO19LVL1" style:family="text">
      <style:text-properties fo:font-size="10pt" style:font-size-asian="10pt" style:font-size-complex="10pt"/>
    </style:style>
    <style:style style:name="WW_CharLFO19LVL2" style:family="text">
      <style:text-properties fo:font-size="10pt" style:font-size-asian="10pt" style:font-size-complex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5">
      <text:list-level-style-number text:level="1" text:style-name="WW_CharLFO15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bullet text:level="1" text:style-name="WW_CharLFO1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number text:level="1" text:style-name="WW_CharLFO1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text:style-name="WW_CharLFO19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9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style:language-asian="pt" style:country-asian="BR" style:language-complex="ar" style:country-complex="SA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3in" svg:height="0.4984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013</text:p>
            </table:table-cell>
            <table:table-cell table:style-name="TableCell14">
              <text:p text:style-name="P15">Versão do documento: 1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20/06/2012&gt;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5</text:page-number></text:span><text:span text:style-name="T32"><text:s/>de<text:s/></text:span><text:span text:style-name="T33"><text:page-count style:num-format="1">11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6-10T16:16:00Z</meta:creation-date>
    <dc:date>2014-10-26T21:25:00Z</dc:date>
    <meta:template xlink:href="Normal" xlink:type="simple"/>
    <meta:editing-cycles>107</meta:editing-cycles>
    <meta:editing-duration>PT30480S</meta:editing-duration>
    <meta:document-statistic meta:page-count="1" meta:paragraph-count="28" meta:word-count="2266" meta:character-count="14480" meta:row-count="102" meta:non-whitespace-character-count="12242"/>
  </office:meta>
</office:document-meta>
</file>